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 A E F R H D S G Y E V H H Q K L V F F A E D V G S N K G A I I G L L V G G V V I 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10-28T20:10:05</meta:creation-date>
    <dc:date>2009-11-11T13:48:22</dc:date>
    <meta:print-date>2009-11-11T13:42:31</meta:print-date>
    <meta:editing-cycles>4</meta:editing-cycles>
    <meta:editing-duration>PT19H10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42" meta:character-count="83"/>
  </office:meta>
</office:document-meta>
</file>